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4pt" officeooo:rsid="00117b37" officeooo:paragraph-rsid="00117b37" style:font-size-asian="14pt" style:font-size-complex="14pt"/>
    </style:style>
    <style:style style:name="P2" style:family="paragraph" style:parent-style-name="Standard">
      <style:text-properties style:font-name="Nimbus Sans" fo:font-size="14pt" officeooo:rsid="0015e9f2" officeooo:paragraph-rsid="0015e9f2" style:font-size-asian="14pt" style:font-size-complex="14pt"/>
    </style:style>
    <style:style style:name="P3" style:family="paragraph" style:parent-style-name="Standard">
      <style:text-properties style:font-name="Nimbus Sans" fo:font-size="14pt" officeooo:rsid="00172b33" officeooo:paragraph-rsid="00172b33" style:font-size-asian="14pt" style:font-size-complex="14pt"/>
    </style:style>
    <style:style style:name="P4" style:family="paragraph" style:parent-style-name="Heading_20_3">
      <style:text-properties style:font-name="Nimbus Sans" fo:font-size="14pt" officeooo:rsid="00172b33" officeooo:paragraph-rsid="00172b33" style:font-size-asian="14pt" style:font-size-complex="14pt"/>
    </style:style>
    <style:style style:name="P5" style:family="paragraph" style:parent-style-name="Heading_20_3">
      <style:paragraph-properties fo:margin-top="0cm" fo:margin-bottom="0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Text_20_body">
      <style:paragraph-properties fo:margin-top="0cm" fo:margin-bottom="0cm" loext:contextual-spacing="false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../../../../../users/set_protocol%3F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users/set_protocol%3F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utorial:</text:p>
      <text:p text:style-name="P1"/>
      <text:p text:style-name="P2">git init</text:p>
      <text:p text:style-name="P2">git config --global user.name "Youness Ait Bella"</text:p>
      <text:p text:style-name="P2">git config --global user.email "youness.aitbella@gmail.com"</text:p>
      <text:p text:style-name="P2">git add [File_name]</text:p>
      <text:p text:style-name="P2">git commit -m “Message“</text:p>
      <text:p text:style-name="P2"/>
      <text:p text:style-name="P3">Remote:</text:p>
      <text:h text:style-name="P4" text:outline-level="3"><text:span text:style-name="Strong_20_Emphasis">Quick setup</text:span> — if you’ve done this kind of thing before</text:h>
      <text:p text:style-name="Text_20_body"><text:span text:style-name="Strong_20_Emphasis">or</text:span> </text:p>
      <text:p text:style-name="P7">Get started by <text:a xlink:type="simple" xlink:href="https://github.com/youaitbella/FirstRepository/new/master" text:style-name="Internet_20_link" text:visited-style-name="Visited_20_Internet_20_Link">creating a new file</text:a> or <text:a xlink:type="simple" xlink:href="https://github.com/youaitbella/FirstRepository/upload" text:style-name="Internet_20_link" text:visited-style-name="Visited_20_Internet_20_Link">uploading an existing file</text:a>. We recommend every repository include a <text:a xlink:type="simple" xlink:href="https://github.com/youaitbella/FirstRepository/new/master?readme=1" text:style-name="Internet_20_link" text:visited-style-name="Visited_20_Internet_20_Link">README</text:a>, <text:a xlink:type="simple" xlink:href="https://github.com/youaitbella/FirstRepository/new/master?filename=LICENSE.md" text:style-name="Internet_20_link" text:visited-style-name="Visited_20_Internet_20_Link">LICENSE</text:a>, and <text:a xlink:type="simple" xlink:href="https://github.com/youaitbella/FirstRepository/new/master?filename=.gitignore" text:style-name="Internet_20_link" text:visited-style-name="Visited_20_Internet_20_Link">.gitignore</text:a>. </text:p>
      <text:p text:style-name="P7"/>
      <text:h text:style-name="P5" text:outline-level="3">…or create a new repository on the command line</text:h>
      <text:p text:style-name="Preformatted_20_Text"><text:bookmark text:name="empty-setup-new-repo-echo"/>echo "# FirstRepository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ster</text:p>
      <text:p text:style-name="Preformatted_20_Text">git remote add origin https://github.com/youaitbella/FirstRepository.git</text:p>
      <text:p text:style-name="Preformatted_20_Text">git push -u origin master</text:p>
      <text:p text:style-name="P6"><text:s text:c="16"/></text:p>
      <text:h text:style-name="Heading_20_3" text:outline-level="3">…or push an existing repository from the command line</text:h>
      <text:p text:style-name="Preformatted_20_Text"><text:bookmark text:name="empty-setup-push-repo-echo"/>git remote add origin https://github.com/youaitbella/FirstRepository.git</text:p>
      <text:p text:style-name="Preformatted_20_Text">git branch -M master</text:p>
      <text:p text:style-name="P6">git push -u origin master</text:p>
      <text:h text:style-name="Heading_20_3" text:outline-level="3">…or import code from another repository</text:h>
      <text:p text:style-name="Text_20_body">You can initialize this repository with code from a Subversion, Mercurial, or TFS project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23:29:29.395660186</meta:creation-date>
    <dc:date>2021-01-01T23:15:38.899539291</dc:date>
    <meta:editing-duration>PT43M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25" meta:word-count="140" meta:character-count="943" meta:non-whitespace-character-count="810"/>
  </office:meta>
</office:document-meta>
</file>